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6000000960B1317FD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gradient" draw:fill-color="#dddddd" draw:fill-gradient-name="G6-to-G2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808080" draw:marker-start-width="0.276cm" draw:marker-end-width="0.276cm" draw:fill="gradient" draw:fill-color="#dddddd" draw:fill-gradient-name="G6-to-G2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304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808080" draw:marker-start-width="0.276cm" draw:marker-end-width="0.276cm" draw:fill="solid" draw:fill-color="#808080" draw:textarea-vertical-align="middle" fo:min-height="0.957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6.603cm" svg:height="3.809cm" svg:x="6.842cm" svg:y="5.826cm" svg:viewBox="0 0 6604 3810" draw:points="0,0 0,3810 1016,3810 1016,1143 6604,1143 6604,0">
          <text:p/>
        </draw:polygon>
        <draw:custom-shape draw:style-name="gr2" draw:text-style-name="P1" draw:layer="layout" svg:width="8.001cm" svg:height="2.159cm" svg:x="5.445cm" svg:y="13.048cm">
          <text:p text:style-name="P1">Underlying architecture</text:p>
          <text:p text:style-name="P1">(x86, ARM, ...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1.143cm" svg:x="5.445cm" svg:y="11.778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1.143cm" svg:x="5.445cm" svg:y="10.508cm">
          <text:p text:style-name="P1">Java Virtual Mach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2.54cm" svg:x="10.779cm" svg:y="7.096cm">
          <text:p text:style-name="P1">Java</text:p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2.54cm" svg:x="7.985cm" svg:y="7.096cm">
          <text:p text:style-name="P1">Scala</text:p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1.143cm" svg:x="6.842cm" svg:y="2.424cm">
          <text:p text:style-name="P1">Scala Source 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1.857cm" svg:x="9.079cm" svg:y="3.794cm">
          <text:p/>
          <draw:enhanced-geometry svg:viewBox="0 0 21600 21600" draw:text-areas="?f0 0 ?f2 ?f5" draw:mirror-horizontal="false" draw:mirror-vertical="false" draw:type="down-arrow" draw:modifiers="17414.8546824543 5123.98427260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6.223cm" svg:height="0.962cm" svg:x="6.969cm" svg:y="5.98cm">
          <draw:text-box>
            <text:p text:style-name="P1">Scala Bytecode</text:p>
          </draw:text-box>
        </draw:frame>
        <draw:custom-shape draw:style-name="gr5" draw:text-style-name="P2" draw:layer="layout" svg:width="1.27cm" svg:height="1.143cm" svg:x="5.445cm" svg:y="2.42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.81cm" svg:height="1.257cm" draw:transform="rotate (1.5707963267949) translate (5.445cm 9.636cm)">
          <draw:text-box>
            <text:p text:style-name="P3"><text:span text:style-name="T1"><text:s text:c="6"/></text:span><text:span text:style-name="T1">runtime</text:span></text:p>
          </draw:text-box>
        </draw:frame>
        <draw:frame draw:style-name="gr7" draw:layer="layout" svg:width="3.048cm" svg:height="1.673cm" svg:x="10.29cm" svg:y="3.821cm">
          <draw:text-box>
            <text:p>scala compiler</text:p>
          </draw:text-box>
        </draw:frame>
        <draw:frame draw:style-name="gr8" draw:text-style-name="P1" draw:layer="layout" svg:width="1.016cm" svg:height="1.016cm" svg:x="5.572cm" svg:y="2.524cm">
          <draw:image xlink:href="Pictures/100002010000096000000960B1317FD5.png" xlink:type="simple" xlink:show="embed" xlink:actuate="onLoad">
            <text:p/>
          </draw:image>
        </draw:frame>
        <draw:frame draw:style-name="gr8" draw:text-style-name="P1" draw:layer="layout" svg:width="1.016cm" svg:height="1.016cm" svg:x="5.572cm" svg:y="8.439cm">
          <draw:image xlink:href="Pictures/100002010000096000000960B1317FD5.png" xlink:type="simple" xlink:show="embed" xlink:actuate="onLoad">
            <text:p/>
          </draw:image>
        </draw:frame>
        <draw:frame draw:style-name="gr8" draw:text-style-name="P1" draw:layer="layout" svg:width="1.016cm" svg:height="1.016cm" svg:x="5.599cm" svg:y="4.175cm">
          <draw:image xlink:href="Pictures/100002010000096000000960B1317FD5.png" xlink:type="simple" xlink:show="embed" xlink:actuate="onLoad">
            <text:p/>
          </draw:image>
        </draw:frame>
        <draw:frame draw:style-name="gr7" draw:layer="layout" svg:width="3.048cm" svg:height="1.139cm" svg:x="6.515cm" svg:y="4.175cm">
          <draw:text-box>
            <text:p>plugin</text:p>
          </draw:text-box>
        </draw:frame>
        <draw:line draw:style-name="gr9" draw:text-style-name="P1" draw:layer="layout" svg:x1="5.191cm" svg:y1="10.105cm" svg:x2="8.62cm" svg:y2="10.105cm">
          <text:p/>
        </draw:line>
        <draw:frame draw:style-name="gr10" draw:text-style-name="P5" draw:layer="layout" svg:width="4.826cm" svg:height="0.729cm" svg:x="8.456cm" svg:y="9.736cm">
          <draw:text-box>
            <text:p text:style-name="P5"><text:span text:style-name="T2">bytecode boundary</text:span></text:p>
          </draw:text-box>
        </draw:frame>
        <draw:line draw:style-name="gr9" draw:text-style-name="P1" draw:layer="layout" svg:x1="12.684cm" svg:y1="10.105cm" svg:x2="13.7cm" svg:y2="10.1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6-to-G2" draw:style="linear" draw:start-color="#dddddd" draw:end-color="#808080" draw:start-intensity="100%" draw:end-intensity="100%" draw:angle="2700" draw:border="0%"/>
    <draw:gradient draw:name="Gradient_20_6" draw:display-name="Gradient 6" draw:style="linear" draw:start-color="#dddddd" draw:end-color="#808080" draw:start-intensity="100%" draw:end-intensity="50%" draw:angle="27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23:39:49.255778102</meta:creation-date>
    <dc:date>2015-11-17T00:18:27.260475678</dc:date>
    <meta:editing-duration>PT13M22S</meta:editing-duration>
    <meta:editing-cycles>4</meta:editing-cycles>
    <meta:generator>LibreOffice/4.2.8.2$Linux_X86_64 LibreOffice_project/420m0$Build-2</meta:generator>
    <meta:document-statistic meta:object-count="19"/>
  </office:meta>
</office:document-meta>
</file>